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aakar" svg:font-family="aakar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6pt" officeooo:rsid="00024e60" officeooo:paragraph-rsid="00024e60" style:font-size-asian="16pt" style:font-size-complex="16pt"/>
    </style:style>
    <style:style style:name="P2" style:family="paragraph" style:parent-style-name="Standard">
      <style:text-properties style:font-name="aakar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aakar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aakar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style:font-name="Abyssinica SIL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Abyssinica SIL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style:font-name="Abyssinica SIL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style:font-name="Ani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Ani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style:font-name="Ani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text-properties style:font-name="Ani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style:font-name="AnjaliOldLipi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style:font-name="AnjaliOldLipi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style:font-name="AnjaliOldLipi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text-properties style:font-name="AnjaliOldLipi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style:font-name="Bitstream Vera Sans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style:font-name="Bitstream Vera Sans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style:font-name="Bitstream Vera Sans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text-properties style:font-name="Bitstream Vera Sans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style:font-name="Bitstream Vera Sans Mono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style:font-name="Bitstream Vera Sans Mono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style:font-name="Bitstream Vera Sans Mono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style:text-properties style:font-name="Bitstream Vera Sans Mono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text-properties style:font-name="Bitstream Vera Serif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style:font-name="Bitstream Vera Serif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style:font-name="Bitstream Vera Serif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27" style:family="paragraph" style:parent-style-name="Standard">
      <style:text-properties style:font-name="Bitstream Vera Serif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text-properties style:font-name="C059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style:font-name="C059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style:font-name="C059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31" style:family="paragraph" style:parent-style-name="Standard">
      <style:text-properties style:font-name="C059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text-properties style:font-name="Caladea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style:font-name="Caladea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text-properties style:font-name="Caladea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text-properties style:font-name="Caladea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text-properties style:font-name="Chandas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text-properties style:font-name="Chandas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text-properties style:font-name="Chandas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text-properties style:font-name="Chilanka" fo:font-size="16pt" fo:font-style="normal" fo:font-weight="normal" officeooo:rsid="00024e60" officeooo:paragraph-rsid="00024e60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text-properties style:font-name="Chilanka" fo:font-size="16pt" fo:font-style="normal" fo:font-weight="bold" officeooo:rsid="00024e60" officeooo:paragraph-rsid="00024e60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text-properties style:font-name="Chilanka" fo:font-size="16pt" fo:font-style="italic" fo:font-weight="normal" officeooo:rsid="00024e60" officeooo:paragraph-rsid="00024e60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>
      <style:text-properties style:font-name="Chilanka" fo:font-size="16pt" fo:font-style="italic" fo:font-weight="bold" officeooo:rsid="00024e60" officeooo:paragraph-rsid="00024e60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Standard">
      <style:text-properties style:font-name="DejaVu Math TeX Gyre" fo:font-size="16pt" fo:font-style="normal" fo:font-weight="normal" officeooo:rsid="00024e60" officeooo:paragraph-rsid="0002f170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text-properties style:font-name="DejaVu Math TeX Gyre" fo:font-size="16pt" fo:font-style="normal" fo:font-weight="bold" officeooo:rsid="00024e60" officeooo:paragraph-rsid="0002f170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text-properties style:font-name="DejaVu Math TeX Gyre" fo:font-size="16pt" fo:font-style="italic" fo:font-weight="normal" officeooo:rsid="00024e60" officeooo:paragraph-rsid="0002f170" style:font-size-asian="16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>
      <style:text-properties style:font-name="DejaVu Math TeX Gyre" fo:font-size="16pt" fo:font-style="italic" fo:font-weight="bold" officeooo:rsid="00024e60" officeooo:paragraph-rsid="0002f170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text-properties style:font-name="DejaVu Sans Condensed" fo:font-size="16pt" fo:font-style="normal" fo:font-weight="normal" officeooo:rsid="00024e60" officeooo:paragraph-rsid="0002f170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text-properties style:font-name="DejaVu Sans Condensed" fo:font-size="16pt" fo:font-style="normal" fo:font-weight="bold" officeooo:rsid="00024e60" officeooo:paragraph-rsid="0002f170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text-properties style:font-name="DejaVu Sans Condensed" fo:font-size="16pt" fo:font-style="italic" fo:font-weight="normal" officeooo:rsid="00024e60" officeooo:paragraph-rsid="0002f170" style:font-size-asian="16pt" style:font-style-asian="italic" style:font-weight-asian="normal" style:font-size-complex="16pt" style:font-style-complex="italic" style:font-weight-complex="normal"/>
    </style:style>
    <style:style style:name="P50" style:family="paragraph" style:parent-style-name="Standard">
      <style:text-properties style:font-name="DejaVu Sans Condensed" fo:font-size="16pt" fo:font-style="italic" fo:font-weight="bold" officeooo:rsid="00024e60" officeooo:paragraph-rsid="0002f170" style:font-size-asian="16pt" style:font-style-asian="italic" style:font-weight-asian="bold" style:font-size-complex="16pt" style:font-style-complex="italic" style:font-weight-complex="bold"/>
    </style:style>
    <style:style style:name="P51" style:family="paragraph" style:parent-style-name="Standard">
      <style:text-properties style:font-name="Droid Sans Fallback" fo:font-size="16pt" fo:font-style="normal" fo:font-weight="normal" officeooo:rsid="00024e60" officeooo:paragraph-rsid="0002f170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text-properties style:font-name="Droid Sans Fallback" fo:font-size="16pt" fo:font-style="normal" fo:font-weight="bold" officeooo:rsid="00024e60" officeooo:paragraph-rsid="0002f170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text-properties style:font-name="Droid Sans Fallback" fo:font-size="16pt" fo:font-style="normal" fo:font-weight="bold" officeooo:rsid="00024e60" officeooo:paragraph-rsid="0003b89e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text-properties style:font-name="Droid Sans Fallback" fo:font-size="16pt" fo:font-style="italic" fo:font-weight="normal" officeooo:rsid="00024e60" officeooo:paragraph-rsid="0002f170" style:font-size-asian="16pt" style:font-style-asian="italic" style:font-weight-asian="normal" style:font-size-complex="16pt" style:font-style-complex="italic" style:font-weight-complex="normal"/>
    </style:style>
    <style:style style:name="P55" style:family="paragraph" style:parent-style-name="Standard">
      <style:text-properties style:font-name="Droid Sans Fallback" fo:font-size="16pt" fo:font-style="italic" fo:font-weight="bold" officeooo:rsid="00024e60" officeooo:paragraph-rsid="0003b89e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Abyssinica SIL"/>
    </style:style>
    <style:style style:name="T2" style:family="text">
      <style:text-properties style:font-name="Chand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 Б В Г Д Е Ё Ж З И Й К Л М Н О П Р С Т У Х Ч Ц Ш Щ Ь Ы Ъ Э Ю Я 0 1 2 3 4 5 6 7 8 9 </text:p>
      <text:p text:style-name="P1"/>
      <text:p text:style-name="P4">А Б В Г Д Е Ё Ж З И Й К Л М Н О П Р С Т У Х Ч Ц Ш Щ Ь Ы Ъ Э Ю Я 0 1 2 3 4 5 6 7 8 9 </text:p>
      <text:p text:style-name="P4"/>
      <text:p text:style-name="P3">А Б В Г Д Е Ё Ж З И Й К Л М Н О П Р С Т У Х Ч Ц Ш Щ Ь Ы Ъ Э Ю Я 0 1 2 3 4 5 6 7 8 9 </text:p>
      <text:p text:style-name="P3"/>
      <text:p text:style-name="P2">А Б В Г Д Е Ё Ж З И Й К Л М Н О П Р С Т У Х Ч Ц Ш Щ Ь Ы Ъ Э Ю Я 0 1 2 3 4 5 6 7 8 9 </text:p>
      <text:p text:style-name="P2"/>
      <text:p text:style-name="P7">А Б В Г Д Е Ё Ж З И Й К Л М Н О П Р С Т У Х Ч Ц Ш Щ Ь Ы Ъ Э Ю Я 0 1 2 3 4 5 6 7 8 9 </text:p>
      <text:p text:style-name="P7"/>
      <text:p text:style-name="P6">А Б В Г Д Е Ё Ж З И Й К Л М Н О П Р С Т У Х Ч Ц Ш Щ Ь Ы Ъ Э Ю Я 0 1 2 3 4 5 6 7 8 9 </text:p>
      <text:p text:style-name="P4"/>
      <text:p text:style-name="P3"><text:span text:style-name="T1">А Б В Г Д Е Ё Ж З И Й К Л М Н О П Р С Т У Х Ч Ц Ш Щ Ь Ы Ъ Э Ю Я 0 1 2 3 4 5 6 7 8 9</text:span> </text:p>
      <text:p text:style-name="P3"/>
      <text:p text:style-name="P5">А Б В Г Д Е Ё Ж З И Й К Л М Н О П Р С Т У Х Ч Ц Ш Щ Ь Ы Ъ Э Ю Я 0 1 2 3 4 5 6 7 8 9 </text:p>
      <text:p text:style-name="P5"/>
      <text:p text:style-name="P8">А Б В Г Д Е Ё Ж З И Й К Л М Н О П Р С Т У Х Ч Ц Ш Щ Ь Ы Ъ Э Ю Я 0 1 2 3 4 5 6 7 8 9 </text:p>
      <text:p text:style-name="P9">А Б В Г Д Е Ё Ж З И Й К Л М Н О П Р С Т У Х Ч Ц Ш Щ Ь Ы Ъ Э Ю Я 0 1 2 3 4 5 6 7 8 9 </text:p>
      <text:p text:style-name="P10">А Б В Г Д Е Ё Ж З И Й К Л М Н О П Р С Т У Х Ч Ц Ш Щ Ь Ы Ъ Э Ю Я 0 1 2 3 4 5 6 7 8 9 </text:p>
      <text:p text:style-name="P11">А Б В Г Д Е Ё Ж З И Й К Л М Н О П Р С Т У Х Ч Ц Ш Щ Ь Ы Ъ Э Ю Я 0 1 2 3 4 5 6 7 8 9 </text:p>
      <text:p text:style-name="P11"/>
      <text:p text:style-name="P12"><text:soft-page-break/>А Б В Г Д Е Ё Ж З И Й К Л М Н О П Р С Т У Х Ч Ц Ш Щ Ь Ы Ъ Э Ю Я 0 1 2 3 4 5 6 7 8 9 </text:p>
      <text:p text:style-name="P7"/>
      <text:p text:style-name="P13">А Б В Г Д Е Ё Ж З И Й К Л М Н О П Р С Т У Х Ч Ц Ш Щ Ь Ы Ъ Э Ю Я 0 1 2 3 4 5 6 7 8 9 </text:p>
      <text:p text:style-name="P4"/>
      <text:p text:style-name="P14">А Б В Г Д Е Ё Ж З И Й К Л М Н О П Р С Т У Х Ч Ц Ш Щ Ь Ы Ъ Э Ю Я 0 1 2 3 4 5 6 7 8 9 </text:p>
      <text:p text:style-name="P15">А Б В Г Д Е Ё Ж З И Й К Л М Н О П Р С Т У Х Ч Ц Ш Щ Ь Ы Ъ Э Ю Я 0 1 2 3 4 5 6 7 8 9 </text:p>
      <text:p text:style-name="P15"/>
      <text:p text:style-name="P15"/>
      <text:p text:style-name="P16">А Б В Г Д Е Ё Ж З И Й К Л М Н О П Р С Т У Х Ч Ц Ш Щ Ь Ы Ъ Э Ю Я 0 1 2 3 4 5 6 7 8 9 </text:p>
      <text:p text:style-name="P16"/>
      <text:p text:style-name="P17">А Б В Г Д Е Ё Ж З И Й К Л М Н О П Р С Т У Х Ч Ц Ш Щ Ь Ы Ъ Э Ю Я 0 1 2 3 4 5 6 7 8 9 </text:p>
      <text:p text:style-name="P17"/>
      <text:p text:style-name="P18">А Б В Г Д Е Ё Ж З И Й К Л М Н О П Р С Т У Х Ч Ц Ш Щ Ь Ы Ъ Э Ю Я 0 1 2 3 4 5 6 7 8 9 </text:p>
      <text:p text:style-name="P18"/>
      <text:p text:style-name="P19">А Б В Г Д Е Ё Ж З И Й К Л М Н О П Р С Т У Х Ч Ц Ш Щ Ь Ы Ъ Э Ю Я 0 1 2 3 4 5 6 7 8 9 </text:p>
      <text:p text:style-name="P19"/>
      <text:p text:style-name="P20">А Б В Г Д Е Ё Ж З И Й К Л М Н О П Р С Т У Х Ч Ц Ш Щ Ь Ы Ъ Э Ю Я 0 1 2 3 4 5 6 7 8 9 </text:p>
      <text:p text:style-name="P20"/>
      <text:p text:style-name="P21">А Б В Г Д Е Ё Ж З И Й К Л М Н О П Р С Т У Х Ч Ц Ш Щ Ь Ы Ъ Э Ю Я 0 1 2 3 4 5 6 7 8 9 </text:p>
      <text:p text:style-name="P21"/>
      <text:p text:style-name="P22">А Б В Г Д Е Ё Ж З И Й К Л М Н О П Р С Т У Х Ч Ц Ш Щ Ь Ы Ъ Э Ю Я 0 1 2 3 4 5 6 7 8 9 </text:p>
      <text:p text:style-name="P22"/>
      <text:p text:style-name="P23">А Б В Г Д Е Ё Ж З И Й К Л М Н О П Р С Т У Х Ч Ц Ш Щ Ь Ы Ъ Э Ю Я 0 1 2 3 4 5 6 7 8 9 </text:p>
      <text:p text:style-name="P23"/>
      <text:p text:style-name="P23"/>
      <text:p text:style-name="P24"><text:soft-page-break/>А Б В Г Д Е Ё Ж З И Й К Л М Н О П Р С Т У Х Ч Ц Ш Щ Ь Ы Ъ Э Ю Я 0 1 2 3 4 5 6 7 8 9 </text:p>
      <text:p text:style-name="P24"/>
      <text:p text:style-name="P25">А Б В Г Д Е Ё Ж З И Й К Л М Н О П Р С Т У Х Ч Ц Ш Щ Ь Ы Ъ Э Ю Я 0 1 2 3 4 5 6 7 8 9 </text:p>
      <text:p text:style-name="P25"/>
      <text:p text:style-name="P26">А Б В Г Д Е Ё Ж З И Й К Л М Н О П Р С Т У Х Ч Ц Ш Щ Ь Ы Ъ Э Ю Я 0 1 2 3 4 5 6 7 8 9 </text:p>
      <text:p text:style-name="P26"/>
      <text:p text:style-name="P27">А Б В Г Д Е Ё Ж З И Й К Л М Н О П Р С Т У Х Ч Ц Ш Щ Ь Ы Ъ Э Ю Я 0 1 2 3 4 5 6 7 8 9 </text:p>
      <text:p text:style-name="P27"/>
      <text:p text:style-name="P27"/>
      <text:p text:style-name="P28">А Б В Г Д Е Ё Ж З И Й К Л М Н О П Р С Т У Х Ч Ц Ш Щ Ь Ы Ъ Э Ю Я 0 1 2 3 4 5 6 7 8 9 </text:p>
      <text:p text:style-name="P28"/>
      <text:p text:style-name="P29">А Б В Г Д Е Ё Ж З И Й К Л М Н О П Р С Т У Х Ч Ц Ш Щ Ь Ы Ъ Э Ю Я 0 1 2 3 4 5 6 7 8 9 </text:p>
      <text:p text:style-name="P29"/>
      <text:p text:style-name="P30">А Б В Г Д Е Ё Ж З И Й К Л М Н О П Р С Т У Х Ч Ц Ш Щ Ь Ы Ъ Э Ю Я 0 1 2 3 4 5 6 7 8 9 </text:p>
      <text:p text:style-name="P30"/>
      <text:p text:style-name="P31">А Б В Г Д Е Ё Ж З И Й К Л М Н О П Р С Т У Х Ч Ц Ш Щ Ь Ы Ъ Э Ю Я 0 1 2 3 4 5 6 7 8 9 </text:p>
      <text:p text:style-name="P31"/>
      <text:p text:style-name="P31"/>
      <text:p text:style-name="P32">А Б В Г Д Е Ё Ж З И Й К Л М Н О П Р С Т У Х Ч Ц Ш Щ Ь Ы Ъ Э Ю Я 0 1 2 3 4 5 6 7 8 9 </text:p>
      <text:p text:style-name="P32"/>
      <text:p text:style-name="P33">А Б В Г Д Е Ё Ж З И Й К Л М Н О П Р С Т У Х Ч Ц Ш Щ Ь Ы Ъ Э Ю Я 0 1 2 3 4 5 6 7 8 9 </text:p>
      <text:p text:style-name="P33"/>
      <text:p text:style-name="P34">А Б В Г Д Е Ё Ж З И Й К Л М Н О П Р С Т У Х Ч Ц Ш Щ Ь Ы Ъ Э Ю Я 0 1 2 3 4 5 6 7 8 9 </text:p>
      <text:p text:style-name="P34"/>
      <text:p text:style-name="P35">А Б В Г Д Е Ё Ж З И Й К Л М Н О П Р С Т У Х Ч Ц Ш Щ Ь Ы Ъ Э Ю Я 0 1 2 3 4 5 6 7 8 9 </text:p>
      <text:p text:style-name="P35"/>
      <text:p text:style-name="P35"><text:soft-page-break/></text:p>
      <text:p text:style-name="P36">А Б В Г Д Е Ё Ж З И Й К Л М Н О П Р С Т У Х Ч Ц Ш Щ Ь Ы Ъ Э Ю Я 0 1 2 3 4 5 6 7 8 9 </text:p>
      <text:p text:style-name="P37">А Б В Г Д Е Ё Ж З И Й К Л М Н О П Р С Т У Х Ч Ц Ш Щ Ь Ы Ъ Э Ю Я 0 1 2 3 4 5 6 7 8 9 </text:p>
      <text:p text:style-name="P38">А Б В Г Д Е Ё Ж З И Й К Л М Н О П Р С Т У Х Ч Ц Ш Щ Ь Ы Ъ Э Ю Я 0 1 2 3 4 5 6 7 8 9 </text:p>
      <text:p text:style-name="P38"/>
      <text:p text:style-name="P19"><text:span text:style-name="T2">А Б В Г Д Е Ё Ж З И Й К Л М Н О П Р С Т У Х Ч Ц Ш Щ Ь Ы Ъ Э Ю Я 0 1 2 3 4 5 6 7 8 9</text:span> </text:p>
      <text:p text:style-name="P19"/>
      <text:p text:style-name="P19"/>
      <text:p text:style-name="P39">А Б В Г Д Е Ё Ж З И Й К Л М Н О П Р С Т У Х Ч Ц Ш Щ Ь Ы Ъ Э Ю Я 0 1 2 3 4 5 6 7 8 9 </text:p>
      <text:p text:style-name="P39"/>
      <text:p text:style-name="P40">А Б В Г Д Е Ё Ж З И Й К Л М Н О П Р С Т У Х Ч Ц Ш Щ Ь Ы Ъ Э Ю Я 0 1 2 3 4 5 6 7 8 9 </text:p>
      <text:p text:style-name="P40"/>
      <text:p text:style-name="P41">А Б В Г Д Е Ё Ж З И Й К Л М Н О П Р С Т У Х Ч Ц Ш Щ Ь Ы Ъ Э Ю Я 0 1 2 3 4 5 6 7 8 9 </text:p>
      <text:p text:style-name="P41"/>
      <text:p text:style-name="P42">А Б В Г Д Е Ё Ж З И Й К Л М Н О П Р С Т У Х Ч Ц Ш Щ Ь Ы Ъ Э Ю Я 0 1 2 3 4 5 6 7 8 9 </text:p>
      <text:p text:style-name="P42"/>
      <text:p text:style-name="P42"/>
      <text:p text:style-name="P43">А Б В Г Д Е Ё Ж З И Й К Л М Н О П Р С Т У Х Ч Ц Ш Щ Ь Ы Ъ Э Ю Я 0 1 2 3 4 5 6 7 8 9 </text:p>
      <text:p text:style-name="P43"/>
      <text:p text:style-name="P44"><text:soft-page-break/>А Б В Г Д Е Ё Ж З И Й К Л М Н О П Р С Т У Х Ч Ц Ш Щ Ь Ы Ъ Э Ю Я 0 1 2 3 4 5 6 7 8 9 </text:p>
      <text:p text:style-name="P44"/>
      <text:p text:style-name="P45">А Б В Г Д Е Ё Ж З И Й К Л М Н О П Р С Т У Х Ч Ц Ш Щ Ь Ы Ъ Э Ю Я 0 1 2 3 4 5 6 7 8 9 </text:p>
      <text:p text:style-name="P45"/>
      <text:p text:style-name="P46">А Б В Г Д Е Ё Ж З И Й К Л М Н О П Р С Т У Х Ч Ц Ш Щ Ь Ы Ъ Э Ю Я 0 1 2 3 4 5 6 7 8 9 </text:p>
      <text:p text:style-name="P46"/>
      <text:p text:style-name="P47">А Б В Г Д Е Ё Ж З И Й К Л М Н О П Р С Т У Х Ч Ц Ш Щ Ь Ы Ъ Э Ю Я 0 1 2 3 4 5 6 7 8 9 </text:p>
      <text:p text:style-name="P47"/>
      <text:p text:style-name="P48">А Б В Г Д Е Ё Ж З И Й К Л М Н О П Р С Т У Х Ч Ц Ш Щ Ь Ы Ъ Э Ю Я 0 1 2 3 4 5 6 7 8 9 </text:p>
      <text:p text:style-name="P48"/>
      <text:p text:style-name="P49">А Б В Г Д Е Ё Ж З И Й К Л М Н О П Р С Т У Х Ч Ц Ш Щ Ь Ы Ъ Э Ю Я 0 1 2 3 4 5 6 7 8 9 </text:p>
      <text:p text:style-name="P49"/>
      <text:p text:style-name="P50">А Б В Г Д Е Ё Ж З И Й К Л М Н О П Р С Т У Х Ч Ц Ш Щ Ь Ы Ъ Э Ю Я 0 1 2 3 4 5 6 7 8 9 </text:p>
      <text:p text:style-name="P50"/>
      <text:p text:style-name="P51">А Б В Г Д Е Ё Ж З И Й К Л М Н О П Р С Т У Х Ч Ц Ш Щ Ь Ы Ъ Э Ю Я 0 1 2 3 4 5 6 7 8 9 </text:p>
      <text:p text:style-name="P51"/>
      <text:p text:style-name="P53">А Б В Г Д Е Ё Ж З И Й К Л М Н О П Р С Т У Х Ч Ц Ш Щ Ь Ы Ъ Э Ю Я 0 1 2 3 4 5 6 7 8 9 </text:p>
      <text:p text:style-name="P52"/>
      <text:p text:style-name="P54">А Б В Г Д Е Ё Ж З И Й К Л М Н О П Р С Т У Х Ч Ц Ш Щ Ь Ы Ъ Э Ю Я 0 1 2 3 4 5 6 7 8 9 </text:p>
      <text:p text:style-name="P54"/>
      <text:p text:style-name="P55">А Б В Г Д Е Ё Ж З И Й К Л М Н О П Р С Т У Х Ч Ц Ш Щ Ь Ы Ъ Э Ю Я 0 1 2 3 4 5 6 7 8 9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aakar" svg:font-family="aakar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23:08:41.158966462</meta:creation-date>
    <dc:date>2020-08-03T23:32:52.066894028</dc:date>
    <meta:editing-duration>PT3M37S</meta:editing-duration>
    <meta:editing-cycles>1</meta:editing-cycles>
    <meta:document-statistic meta:table-count="0" meta:image-count="0" meta:object-count="0" meta:page-count="5" meta:paragraph-count="56" meta:word-count="2352" meta:character-count="4704" meta:non-whitespace-character-count="2352"/>
    <meta:generator>LibreOffice/6.4.4.2$Linux_X86_64 LibreOffice_project/40$Build-2</meta:generator>
  </office:meta>
</office:document-meta>
</file>